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font-name="Courier New" fo:font-size="10pt" style:font-size-asian="10pt" style:font-size-complex="10pt"/>
    </style:style>
    <style:style style:name="P4" style:family="paragraph" style:parent-style-name="Standard">
      <style:text-properties style:font-name="Times New Roman" fo:font-size="14pt" fo:font-weight="bold" style:font-size-asian="14pt" style:font-weight-asian="bold" style:font-size-complex="14pt" style:font-weight-complex="bold"/>
    </style:style>
    <style:style style:name="P5" style:family="paragraph" style:parent-style-name="Standard">
      <style:text-properties fo:color="#000000" style:font-name="Times New Roman" fo:font-size="12pt" fo:language="en" fo:country="US" style:font-size-asian="12pt" style:font-size-complex="12pt"/>
    </style:style>
    <style:style style:name="P6" style:family="paragraph" style:parent-style-name="Standard">
      <style:paragraph-properties style:text-autospace="none"/>
      <style:text-properties fo:color="#000000" style:font-name="Times New Roman" fo:font-size="12pt" fo:language="en" fo:country="US" style:font-size-asian="12pt" style:font-size-complex="12pt"/>
    </style:style>
    <style:style style:name="P7" style:family="paragraph" style:parent-style-name="Standard">
      <style:paragraph-properties style:text-autospace="none"/>
      <style:text-properties fo:color="#000000" style:font-name="Times New Roman" fo:font-size="12pt" fo:language="en" fo:country="US" fo:font-weight="bold" style:font-size-asian="12pt" style:font-weight-asian="bold" style:font-size-complex="12pt" style:font-weight-complex="bold"/>
    </style:style>
    <style:style style:name="P8" style:family="paragraph" style:parent-style-name="Standard">
      <style:paragraph-properties style:text-autospace="none"/>
      <style:text-properties fo:color="#000000" style:font-name="Times New Roman" fo:font-size="12pt" style:font-size-asian="12pt" style:font-size-complex="12pt"/>
    </style:style>
    <style:style style:name="P9" style:family="paragraph" style:parent-style-name="Standard">
      <style:paragraph-properties style:text-autospace="none"/>
      <style:text-properties fo:color="#000000" style:font-name="Times New Roman" fo:font-size="14pt" fo:language="en" fo:country="US" fo:font-weight="bold" style:font-size-asian="14pt" style:font-weight-asian="bold" style:font-size-complex="14pt" style:font-weight-complex="bold"/>
    </style:style>
    <style:style style:name="T1" style:family="text">
      <style:text-properties fo:language="en" fo:country="U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programming language definition exists in two parts. The first is in the Actions.cfg/pre-parser where the symbol table gets loaded. The second is in the symbol table/parser where the program is actually executed. Essentially the way in which the symbol table is loaded and then executed defines how the programming language works. </text:p>
      <text:p text:style-name="Standard"/>
      <text:p text:style-name="P1">Loading the symbol table:</text:p>
      <text:p text:style-name="Standard"/>
      <text:p text:style-name="Standard">Each entry in the actions.cfg file has four fields: command, action, link and syntax</text:p>
      <text:p text:style-name="Standard">The command is a name that can be used to identify the command in a string</text:p>
      <text:p text:style-name="Standard">The action defines which actions are taken during pre-parsing and parsing. </text:p>
      <text:p text:style-name="Standard">The link is used in preprocessing only to identify corresponding code groups i.e. if related to elseif, <text:tab/>else, and eif. this allows for the preprocessor to correctly load the symbol table even with nested <text:tab/>loops/ifs using a nested count.</text:p>
      <text:p text:style-name="Standard">The syntax defines how each command is used as well as identifying parameters for the command. <text:s/></text:p>
      <text:p text:style-name="Standard"/>
      <text:p text:style-name="P2">Actions: in-depth look</text:p>
      <text:p text:style-name="Standard"/>
      <text:p text:style-name="Standard">Within the actions.cfg file the syntax's for all of the languages functionality are defined. Being this is a relatively simple language the actions taken for any given syntax are broken down into five categories:</text:p>
      <text:p text:style-name="Standard">declare, update, evaluate, marker, and goto. Every syntax falls into one of these categories.</text:p>
      <text:p text:style-name="Standard"/>
      <text:p text:style-name="Standard">declare: </text:p>
      <text:p text:style-name="Standard"><text:tab/>pre-parse: ignore declares during pre-parse as variables may be initialized on the fly with <text:tab/>dynamic values.</text:p>
      <text:p text:style-name="Standard"><text:tab/></text:p>
      <text:p text:style-name="Standard"><text:tab/>parse: create an entry in the symbol table of the command type with name &lt;name&gt; and value <text:tab/>&lt;value&gt;. Only supported types will be allowed. For this project this means ints and floats, but <text:tab/>functionality for other types could be added. If a name already exists in the symbol table it <text:tab/>should be overwritten with the new value. </text:p>
      <text:p text:style-name="Standard">update:</text:p>
      <text:p text:style-name="Standard"><text:tab/>pre-parse: updates are ignored during pre-parsing as they do not require an entry in the symbol <text:tab/>table parse: during parsing updates will lookup &lt;name&gt; and changes its value in the symbol <text:tab/>table to &lt;value&gt;<text:tab/></text:p>
      <text:p text:style-name="Standard"/>
      <text:p text:style-name="Standard">evaluate:</text:p>
      <text:p text:style-name="Standard"><text:tab/>pre-parse: depending on the command each evaluate will have a different pre-parse <text:tab/>consequence. But each evaluate will<text:tab/>have some resulting entry in the symbol table. </text:p>
      <text:p text:style-name="Standard"/>
      <text:p text:style-name="Standard"><text:tab/>parse: during parsing commands identified as evaluate will have their &lt;condition&gt; evaluated. In <text:tab/>the case of positive outcome, execution continues, with negative outcome lookup to the symbol <text:tab/>table will be made to find the target of the next executable line of code. i.e. for if statements if <text:tab/>the &lt;condition&gt; results in true, then the next line will be executed, if the condition results in <text:tab/>&lt;false&gt; a lookup to find the next else or eif line# in the symbol table will be made. In the case <text:tab/>of the for loop, the increment will be done following the evaluate prior to the next line of code <text:tab/>being executed upon position results from the &lt;condition&gt;</text:p>
      <text:p text:style-name="Standard"/>
      <text:p text:style-name="Standard">marker:</text:p>
      <text:p text:style-name="Standard"><text:tab/>pre-parse: marker commands will have an entry in the symbol table made with their <text:tab/>corresponding index number (line#)</text:p>
      <text:p text:style-name="Standard"/>
      <text:p text:style-name="Standard"><text:tab/>parse: markers are ignored during parsing as they serve only as a goto mark</text:p>
      <text:p text:style-name="Standard"/>
      <text:p text:style-name="Standard">goto:</text:p>
      <text:p text:style-name="Standard"><text:tab/>pre-parse: goto commands will have an entry in the symbol table made with their target line#</text:p>
      <text:p text:style-name="Standard"/>
      <text:p text:style-name="Standard"><text:tab/>parse: the program pointer will be moved to the index in the program array corresponding with <text:tab/>the goto target retrieved from the symbol table. Care must be taken when exiting loops and <text:tab/>conditions such that they exit beyond their corresponding ends otherwise their end markers will <text:tab/>loop them back to their start endlessly</text:p>
      <text:p text:style-name="Standard"/>
      <text:p text:style-name="P2">The current actions.cfg file:</text:p>
      <text:p text:style-name="P3">#command:<text:tab/>action:<text:tab/>link:<text:tab/><text:tab/><text:tab/>syntax:</text:p>
      <text:p text:style-name="P3">int<text:tab/><text:tab/>declare<text:tab/>nill<text:tab/><text:tab/><text:tab/>int &lt;name&gt;=&lt;value&gt;</text:p>
      <text:p text:style-name="P3">float<text:tab/><text:tab/>declare<text:tab/>nill<text:tab/><text:tab/><text:tab/>float &lt;name&gt;=&lt;value&gt;</text:p>
      <text:p text:style-name="P3">=<text:tab/><text:tab/>update<text:tab/>nill<text:tab/><text:tab/><text:tab/>&lt;name&gt;=&lt;value&gt;</text:p>
      <text:p text:style-name="P3">if<text:tab/><text:tab/>evaluate<text:tab/>[eif|elseif|else]<text:tab/>if(&lt;condition&gt;)</text:p>
      <text:p text:style-name="P3">eif<text:tab/><text:tab/>marker<text:tab/>nill<text:tab/><text:tab/><text:tab/>eif</text:p>
      <text:p text:style-name="P3">elseif<text:tab/>evaluate<text:tab/>[eif|elseif|else]<text:tab/>elseif(&lt;condition&gt;)</text:p>
      <text:p text:style-name="P3">else<text:tab/><text:tab/>marker<text:tab/>nill<text:tab/><text:tab/><text:tab/>else</text:p>
      <text:p text:style-name="P3">for<text:tab/><text:tab/>evaluate<text:tab/>efor<text:tab/><text:tab/><text:tab/>for(&lt;name&gt;;&lt;condition&gt;;&lt;value&gt;) </text:p>
      <text:p text:style-name="P3">efor<text:tab/><text:tab/>goto<text:tab/><text:tab/>nill<text:tab/><text:tab/><text:tab/>efor</text:p>
      <text:p text:style-name="P3">do<text:tab/><text:tab/>goto<text:tab/><text:tab/>nill<text:tab/><text:tab/><text:tab/>efor</text:p>
      <text:p text:style-name="P3">edo<text:tab/><text:tab/>evaluate<text:tab/>do<text:tab/><text:tab/><text:tab/>edo(&lt;condition&gt;)</text:p>
      <text:p text:style-name="P3">while<text:tab/><text:tab/>evaluate<text:tab/>ewhile<text:tab/><text:tab/>while(&lt;condition&gt;)</text:p>
      <text:p text:style-name="P3">ewhile<text:tab/>goto<text:tab/><text:tab/>nill<text:tab/><text:tab/><text:tab/>ewhile</text:p>
      <text:p text:style-name="P3"/>
      <text:p text:style-name="P4">Parsing using the symbol table:</text:p>
      <text:p text:style-name="P5"/>
      <text:p text:style-name="P5">Once loaded the symbol table will use its entries as the means by which program execution will be controlled. Lines will be rereferenced by the actions table. Anything matching actions.cfg syntaxs will be processed using a combinition of the syntaxs action.cfg action and the previously created symbol table entry. The symbol table has four fields for each entry: name, value, location and count. </text:p>
      <text:p text:style-name="P6"/>
      <text:p text:style-name="P6">For each command name, an the value expected to be loaded by the pre-parser are as follows:</text:p>
      <text:p text:style-name="P6"/>
      <text:p text:style-name="P7"><text:tab/>name:<text:tab/><text:tab/>value:<text:tab/><text:tab/><text:tab/><text:tab/><text:tab/><text:tab/><text:tab/><text:tab/><text:tab/><text:tab/><text:tab/><text:tab/></text:p>
      <text:p text:style-name="P6"><text:tab/>int<text:tab/><text:tab/>int value</text:p>
      <text:p text:style-name="P6"><text:tab/>float<text:tab/><text:tab/>float value</text:p>
      <text:p text:style-name="P6"><text:tab/></text:p>
      <text:p text:style-name="P6"><text:tab/>if<text:tab/><text:tab/>next else line# or eif line# if no else present</text:p>
      <text:p text:style-name="P6"><text:tab/>eif<text:tab/><text:tab/>if line#</text:p>
      <text:p text:style-name="P6"><text:tab/>elseif<text:tab/><text:tab/>next else line# or eif if last else statement</text:p>
      <text:p text:style-name="P6"><text:tab/>else<text:tab/><text:tab/>next else line# or eif if last else statement</text:p>
      <text:p text:style-name="P6"/>
      <text:p text:style-name="P6"><text:tab/>for<text:tab/><text:tab/>efor line#<text:tab/></text:p>
      <text:p text:style-name="P6"><text:tab/>efor<text:tab/><text:tab/>for line#</text:p>
      <text:p text:style-name="P6"><text:tab/>do<text:tab/><text:tab/>edo line#</text:p>
      <text:p text:style-name="P6"><text:tab/>edo<text:tab/><text:tab/>do line#</text:p>
      <text:p text:style-name="P6"><text:tab/>while<text:tab/><text:tab/>ewhile line#</text:p>
      <text:p text:style-name="P6"><text:tab/>ewhile<text:tab/><text:tab/>while line#</text:p>
      <text:p text:style-name="P6"/>
      <text:p text:style-name="P6">The location field for any given command in the symbol table corresponds to the line number of th command found in the actual program. </text:p>
      <text:p text:style-name="P6"/>
      <text:p text:style-name="P8"><text:span text:style-name="T1">Each command group i.e variable declare, if/else/eif, for/efor will be identified by a the count field. This allows ifs and loops to correctly reference their subsequent next-steps. These could be the end or beginning of the loop, or the next else if in an if statement. </text:span></text:p>
      <text:p text:style-name="P6"/>
      <text:p text:style-name="P9">Notes:</text:p>
      <text:p text:style-name="P9"/>
      <text:p text:style-name="P6">As the programming language currently exists primaraly as the comments collected from the actions.cfg and the parser/pre-parser, it will be important that changes in functionality be recognized in this document as a means to keep the defnintion somwhat centraliz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Gothic"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creation-date>2008-10-09T10:24:11</meta:creation-date>
    <dc:date>2008-10-09T10:49:32</dc:date>
    <dc:language>en-US</dc:language>
    <meta:editing-cycles>2</meta:editing-cycles>
    <meta:editing-duration>PT8M58S</meta:editing-duration>
    <meta:user-defined meta:name="Info 1"/>
    <meta:user-defined meta:name="Info 2"/>
    <meta:user-defined meta:name="Info 3"/>
    <meta:user-defined meta:name="Info 4"/>
    <meta:document-statistic meta:table-count="0" meta:image-count="0" meta:object-count="0" meta:page-count="3" meta:paragraph-count="61" meta:word-count="904" meta:character-count="5409"/>
  </office:meta>
</office:document-meta>
</file>